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90000001B0A8B66E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imSun" svg:font-family="SimSun, 宋体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6.355cm" fo:margin-left="-0.229cm" table:align="left" style:writing-mode="lr-tb"/>
    </style:style>
    <style:style style:name="Table1.A" style:family="table-column">
      <style:table-column-properties style:column-width="5.433cm"/>
    </style:style>
    <style:style style:name="Table1.B" style:family="table-column">
      <style:table-column-properties style:column-width="5.435cm"/>
    </style:style>
    <style:style style:name="Table1.C" style:family="table-column">
      <style:table-column-properties style:column-width="5.48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d9d9d9" fo:padding-left="0.191cm" fo:padding-right="0.191cm" fo:padding-top="0cm" fo:padding-bottom="0cm" fo:border-left="2.25pt solid #d99594" fo:border-right="none" fo:border-top="1.5pt dotted #fa670c" fo:border-bottom="1.5pt dotted #fa670c" style:writing-mode="lr-tb">
        <style:background-image/>
      </style:table-cell-properties>
    </style:style>
    <style:style style:name="Table1.B1" style:family="table-cell">
      <style:table-cell-properties style:vertical-align="top" fo:background-color="#d9d9d9" style:border-line-width-bottom="0.026cm 0.026cm 0.106cm" fo:padding-left="0.191cm" fo:padding-right="0.191cm" fo:padding-top="0cm" fo:padding-bottom="0cm" fo:border-left="1.5pt dotted #fa670c" fo:border-right="none" fo:border-top="1.5pt dotted #fa670c" fo:border-bottom="4.5pt double #c2d69b" style:writing-mode="lr-tb">
        <style:background-image/>
      </style:table-cell-properties>
    </style:style>
    <style:style style:name="Table1.C1" style:family="table-cell">
      <style:table-cell-properties style:vertical-align="top" fo:background-color="#d9d9d9" style:border-line-width-right="0.053cm 0.053cm 0.053cm" style:border-line-width-bottom="0.026cm 0.026cm 0.106cm" fo:padding-left="0.191cm" fo:padding-right="0.191cm" fo:padding-top="0cm" fo:padding-bottom="0cm" fo:border-left="1.5pt dotted #fa670c" fo:border-right="4.5pt double #b2a1c7" fo:border-top="1.5pt dotted #fa670c" fo:border-bottom="4.5pt double #c2d69b" style:writing-mode="lr-tb">
        <style:background-image/>
      </style:table-cell-properties>
    </style:style>
    <style:style style:name="Table1.A2" style:family="table-cell">
      <style:table-cell-properties style:vertical-align="top" fo:background-color="#d9d9d9" fo:padding-left="0.191cm" fo:padding-right="0.191cm" fo:padding-top="0cm" fo:padding-bottom="0cm" fo:border-left="2.25pt solid #d99594" fo:border-right="none" fo:border-top="1.5pt dotted #fa670c" fo:border-bottom="" style:writing-mode="lr-tb">
        <style:background-image/>
      </style:table-cell-properties>
    </style:style>
    <style:style style:name="Table1.B2" style:family="table-cell">
      <style:table-cell-properties style:vertical-align="top" fo:background-color="#d9d9d9" style:border-line-width-left="0.053cm 0.053cm 0.053cm" style:border-line-width-top="0.026cm 0.026cm 0.106cm" style:border-line-width-bottom="0.026cm 0.026cm 0.106cm" fo:padding-left="0.191cm" fo:padding-right="0.191cm" fo:padding-top="0cm" fo:padding-bottom="0cm" fo:border-left="4.5pt double #b2a1c7" fo:border-right="none" fo:border-top="4.5pt double #c2d69b" fo:border-bottom="4.5pt double #c2d69b" style:writing-mode="lr-tb">
        <style:background-image/>
      </style:table-cell-properties>
    </style:style>
    <style:style style:name="Table1.C2" style:family="table-cell">
      <style:table-cell-properties style:vertical-align="top" fo:background-color="#d9d9d9" style:border-line-width-right="0.053cm 0.053cm 0.053cm" style:border-line-width-top="0.026cm 0.026cm 0.106cm" style:border-line-width-bottom="0.026cm 0.026cm 0.106cm" fo:padding-left="0.191cm" fo:padding-right="0.191cm" fo:padding-top="0cm" fo:padding-bottom="0cm" fo:border-left="1.5pt dashed #fa670c" fo:border-right="4.5pt double #b2a1c7" fo:border-top="4.5pt double #c2d69b" fo:border-bottom="4.5pt double #c2d69b" style:writing-mode="lr-tb">
        <style:background-image/>
      </style:table-cell-properties>
    </style:style>
    <style:style style:name="Table1.A3" style:family="table-cell">
      <style:table-cell-properties style:vertical-align="top" fo:background-color="#d9d9d9" fo:padding-left="0.191cm" fo:padding-right="0.191cm" fo:padding-top="0cm" fo:padding-bottom="0cm" fo:border-left="2.25pt solid #d99594" fo:border-right="none" fo:border-top="" fo:border-bottom="" style:writing-mode="lr-tb">
        <style:background-image/>
      </style:table-cell-properties>
    </style:style>
    <style:style style:name="Table1.B3" style:family="table-cell">
      <style:table-cell-properties style:vertical-align="top" fo:background-color="#d9d9d9" style:border-line-width-top="0.026cm 0.026cm 0.106cm" fo:padding-left="0.191cm" fo:padding-right="0.191cm" fo:padding-top="0cm" fo:padding-bottom="0cm" fo:border-left="1.5pt dotted #fa670c" fo:border-right="none" fo:border-top="4.5pt double #c2d69b" fo:border-bottom="" style:writing-mode="lr-tb">
        <style:background-image/>
      </style:table-cell-properties>
    </style:style>
    <style:style style:name="Table1.C3" style:family="table-cell">
      <style:table-cell-properties style:vertical-align="top" fo:background-color="#d9d9d9" style:border-line-width-right="0.053cm 0.053cm 0.053cm" style:border-line-width-top="0.026cm 0.026cm 0.106cm" fo:padding-left="0.191cm" fo:padding-right="0.191cm" fo:padding-top="0cm" fo:padding-bottom="0cm" fo:border-left="1.5pt dotted #fa670c" fo:border-right="4.5pt double #b2a1c7" fo:border-top="4.5pt double #c2d69b" fo:border-bottom="" style:writing-mode="lr-tb">
        <style:background-image/>
      </style:table-cell-properties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background-color="#d9d9d9" style:border-line-width-right="0.053cm 0.053cm 0.053cm" fo:padding-left="0.141cm" fo:padding-right="0.141cm" fo:padding-top="0.035cm" fo:padding-bottom="0.035cm" fo:border-left="2.24pt solid #d99594" fo:border-right="4.51pt double #b2a1c7" fo:border-top="1.5pt dotted #fa670c" fo:border-bottom="3pt fine-dashed #b6dde8">
        <style:background-image/>
      </style:paragraph-properties>
    </style:style>
    <style:style style:name="P3" style:family="paragraph" style:parent-style-name="Heading_20_1" style:master-page-name="Standard">
      <style:paragraph-properties style:page-number="auto"/>
    </style:style>
    <style:style style:name="T1" style:family="text">
      <style:text-properties style:font-name-asian="Calibri" style:font-name-complex="Calibri"/>
    </style:style>
    <style:style style:name="T2" style:family="text">
      <style:text-properties fo:background-color="#d9d9d9" loext:char-shading-value="0" fo:padding="0cm" fo:border="1.5pt dotted #fa670c"/>
    </style:style>
    <style:style style:name="T3" style:family="text">
      <style:text-properties fo:background-color="#d9d9d9" loext:char-shading-value="0" fo:padding="0cm" fo:border="1.5pt dotted #fa670c" style:shadow="#000000 0.053cm 0.053cm"/>
    </style:style>
    <style:style style:name="fr1" style:family="graphic" style:parent-style-name="Graphics">
      <style:graphic-properties fo:margin-left="0cm" fo:margin-right="0cm" style:vertical-pos="top" style:vertical-rel="baseline" style:border-line-width-right="0.053cm 0.053cm 0.053cm" fo:padding="0cm" fo:border-left="2.24pt solid #000000" fo:border-right="4.51pt double #000000" fo:border-top="1.5pt dotted #ff0000" fo:border-bottom="3pt fine-dashe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Border Tests</text:h>
      <text:p text:style-name="P2"><text:bookmark text:name="ParagraphBorder"/>Paragraph border</text:p>
      <text:p text:style-name="Standard">Word has the concept of between-paragraph borders, which are not in LibreOffice yet as of LO 4.3:</text:p>
      <text:p text:style-name="P2"><text:bookmark text:name="BetwixtParagraphBorder"/>These two paragraphs…</text:p>
      <text:p text:style-name="P2"><text:span text:style-name="T1">… </text:span>have a thick/thin green border between them.</text:p>
      <text:p text:style-name="Standard">Character borders in Word must be on all four sides:<text:line-break/><text:bookmark-start text:name="CharBorder"/><text:span text:style-name="T2">Dotted <text:s/>orange border</text:span><text:bookmark-end text:name="CharBorder"/>, <text:bookmark-start text:name="CharShadowBorder"/><text:span text:style-name="T3">shadow border</text:span><text:bookmark-end text:name="CharShadowBorder"/></text:p>
      <text:h text:style-name="Heading_20_2" text:outline-level="2">Table Borders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Table borders</text:p>
          </table:table-cell>
          <table:table-cell table:style-name="Table1.B1" office:value-type="string">
            <text:p text:style-name="P1"/>
          </table:table-cell>
          <table:table-cell table:style-name="Table1.C1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Standard">Cell borders</text:p>
          </table:table-cell>
          <table:table-cell table:style-name="Table1.B2" office:value-type="string">
            <text:p text:style-name="Standard">These two cells…</text:p>
          </table:table-cell>
          <table:table-cell table:style-name="Table1.C2" office:value-type="string">
            <text:p text:style-name="Standard"><text:span text:style-name="T1">…</text:span>have a dashed border between them</text:p>
          </table:table-cell>
        </table:table-row>
        <table:table-row table:style-name="Table1.1">
          <table:table-cell table:style-name="Table1.A3" office:value-type="string">
            <text:p text:style-name="P1"/>
          </table:table-cell>
          <table:table-cell table:style-name="Table1.B3" office:value-type="string">
            <text:p text:style-name="P1"/>
          </table:table-cell>
          <table:table-cell table:style-name="Table1.C3" office:value-type="string">
            <text:p text:style-name="P1"/>
          </table:table-cell>
        </table:table-row>
      </table:table>
      <text:p text:style-name="Standard"/>
      <text:h text:style-name="Heading_20_2" text:outline-level="2">Picture Borders</text:h>
      <text:p text:style-name="Standard"><text:bookmark-start text:name="PictureBorder"/><draw:frame draw:style-name="fr1" draw:name="Image1" text:anchor-type="as-char" svg:width="0.661cm" svg:height="0.714cm" draw:z-index="0"><draw:image xlink:href="Pictures/10000000000000190000001B0A8B66E0.png" xlink:type="simple" xlink:show="embed" xlink:actuate="onLoad"/></draw:frame><text:bookmark-end text:name="PictureBorder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SimSun" svg:font-family="SimSun, 宋体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A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AU" style:font-name-asian="SimSun" style:font-family-asian="SimSun, 宋体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SimSun" style:font-family-asian="SimSun, 宋体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SimSun" style:font-family-asian="SimSun, 宋体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365f91" style:font-name="Cambria" fo:font-family="Cambria" style:font-family-generic="roman" style:font-pitch="variable" fo:font-size="14pt" fo:font-weight="bold" style:font-name-asian="SimSun" style:font-family-asian="SimSun, 宋体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>
      <style:text-properties fo:color="#4f81bd" style:font-name="Cambria" fo:font-family="Cambria" style:font-family-generic="roman" style:font-pitch="variable" fo:font-size="13pt" fo:font-weight="bold" style:font-name-asian="SimSun" style:font-family-asian="SimSun, 宋体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94cm" fo:margin-bottom="0.741cm" fo:margin-left="0.767cm" fo:margin-right="0.688cm" fo:border-top="1.5pt dotted #fa670c" fo:border-bottom="3pt fine-dashed #b6dde8" fo:border-left="2.24pt solid #d99594" fo:border-right="4.51pt double #b2a1c7" style:border-line-width-right="0.053cm 0.053cm 0.053cm" fo:padding="1.69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e Deller</meta:initial-creator>
    <meta:creation-date>2014-03-23T21:37:00</meta:creation-date>
    <dc:creator>Luke Deller</dc:creator>
    <dc:date>2014-03-26T20:40:00</dc:date>
    <meta:editing-cycles>12</meta:editing-cycles>
    <meta:editing-duration>PT3H41M</meta:editing-duration>
    <meta:document-statistic meta:table-count="1" meta:image-count="1" meta:object-count="0" meta:page-count="1" meta:paragraph-count="13" meta:word-count="64" meta:character-count="384" meta:non-whitespace-character-count="331"/>
    <meta:generator>LibreOfficeDev/4.3.0.0.alpha0$Linux_X86_64 LibreOffice_project/fecd41b357ee33ba9d7daf8089afee490e1ddd71</meta:generator>
  </office:meta>
</office:document-meta>
</file>